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fo:color="#000000"/>
    </style:style>
    <style:style style:name="T2" style:family="text">
      <style:text-properties fo:font-size="12.00pt" fo:font-weight="normal" fo:font-family="'Times New Roman'" style:font-family-asian="'Times New Roman'" style:font-family-complex="'Times New Roman'" fo:background-color="transparent" fo:color="#000000"/>
    </style:style>
    <style:style style:name="T3" style:family="text">
      <style:text-properties fo:font-size="12.00pt" fo:font-weight="normal" fo:font-family="'Times New Roman'" style:font-family-asian="'Times New Roman'" style:font-family-complex="'Times New Roman'" fo:background-color="transparent" fo:color="#000000"/>
    </style:style>
    <style:style style:name="T4" style:family="text">
      <style:text-properties fo:font-size="12.00pt" fo:font-weight="normal" fo:font-family="'Times New Roman'" style:font-family-asian="'Times New Roman'" style:font-family-complex="'Times New Roman'" fo:background-color="transparent" fo:color="#000000"/>
    </style:style>
    <style:style style:name="T5" style:family="text">
      <style:text-properties fo:font-size="12.00pt" fo:font-weight="normal" fo:font-family="'Times New Roman'" style:font-family-asian="'Times New Roman'" style:font-family-complex="'Times New Roman'" fo:background-color="transparent" fo:color="#000000"/>
    </style:style>
    <style:style style:name="T6" style:family="text">
      <style:text-properties fo:font-size="12.00pt" fo:font-weight="normal" fo:font-family="'Times New Roman'" style:font-family-asian="'Times New Roman'" style:font-family-complex="'Times New Roman'" fo:background-color="transparent" fo:color="#000000"/>
    </style:style>
    <style:style style:name="T7" style:family="text">
      <style:text-properties fo:font-size="12.00pt" fo:font-weight="normal" fo:font-family="'Times New Roman'" style:font-family-asian="'Times New Roman'" style:font-family-complex="'Times New Roman'" fo:background-color="transparent" fo:color="#000000"/>
    </style:style>
    <style:style style:name="T8" style:family="text">
      <style:text-properties fo:font-size="12.00pt" fo:font-weight="normal" fo:font-family="'Times New Roman'" style:font-family-asian="'Times New Roman'" style:font-family-complex="'Times New Roman'" fo:background-color="transparent" fo:color="#000000"/>
    </style:style>
    <style:style style:name="T9" style:family="text">
      <style:text-properties fo:font-size="12.00pt" fo:font-weight="normal" fo:font-family="'Times New Roman'" style:font-family-asian="'Times New Roman'" style:font-family-complex="'Times New Roman'" fo:background-color="transparent" fo:color="#000000"/>
    </style:style>
    <style:style style:name="T10" style:family="text">
      <style:text-properties fo:font-size="12.00pt" fo:font-weight="normal" fo:font-family="'Times New Roman'" style:font-family-asian="'Times New Roman'" style:font-family-complex="'Times New Roman'" fo:background-color="transparent" fo:color="#000000"/>
    </style:style>
    <style:style style:name="T11" style:family="text">
      <style:text-properties fo:font-size="12.00pt" fo:font-weight="normal" fo:font-family="'Times New Roman'" style:font-family-asian="'Times New Roman'" style:font-family-complex="'Times New Roman'" fo:background-color="transparent" fo:color="#000000"/>
    </style:style>
    <style:style style:name="T12" style:family="text">
      <style:text-properties fo:font-size="12.00pt" fo:font-weight="normal" fo:font-family="'Times New Roman'" style:font-family-asian="'Times New Roman'" style:font-family-complex="'Times New Roman'" fo:background-color="transparent" fo:color="#000000"/>
    </style:style>
    <style:style style:name="T13" style:family="text">
      <style:text-properties fo:font-size="12.00pt" fo:font-weight="normal" fo:font-family="'Times New Roman'" style:font-family-asian="'Times New Roman'" style:font-family-complex="'Times New Roman'" fo:background-color="transparent" fo:color="#000000"/>
    </style:style>
    <style:style style:name="T14" style:family="text">
      <style:text-properties fo:font-size="12.00pt" fo:font-weight="normal" fo:font-family="'Times New Roman'" style:font-family-asian="'Times New Roman'" style:font-family-complex="'Times New Roman'" fo:background-color="transparent" fo:color="#000000"/>
    </style:style>
    <style:style style:name="T15" style:family="text">
      <style:text-properties fo:font-size="12.00pt" fo:font-weight="normal" fo:font-family="'Times New Roman'" style:font-family-asian="'Times New Roman'" style:font-family-complex="'Times New Roman'" fo:background-color="transparent" fo:color="#000000"/>
    </style:style>
    <style:style style:name="T16" style:family="text">
      <style:text-properties fo:font-size="12.00pt" fo:font-weight="normal" fo:font-family="'Times New Roman'" style:font-family-asian="'Times New Roman'" style:font-family-complex="'Times New Roman'" fo:background-color="transparent" fo:color="#000000"/>
    </style:style>
    <style:style style:name="T17" style:family="text">
      <style:text-properties fo:font-size="12.00pt" fo:font-weight="normal" fo:font-family="'Times New Roman'" style:font-family-asian="'Times New Roman'" style:font-family-complex="'Times New Roman'" fo:background-color="transparent" fo:color="#000000"/>
    </style:style>
    <style:style style:name="T18" style:family="text">
      <style:text-properties fo:font-size="12.00pt" fo:font-weight="normal" fo:font-family="'Times New Roman'" style:font-family-asian="'Times New Roman'" style:font-family-complex="'Times New Roman'" fo:background-color="transparent" fo:color="#000000"/>
    </style:style>
    <style:style style:name="T19" style:family="text">
      <style:text-properties fo:font-size="12.00pt" fo:font-weight="normal" fo:font-family="'Times New Roman'" style:font-family-asian="'Times New Roman'" style:font-family-complex="'Times New Roman'" fo:background-color="transparent" fo:color="#000000"/>
    </style:style>
    <style:style style:name="T20" style:family="text">
      <style:text-properties fo:font-size="12.00pt" fo:font-weight="normal" fo:font-family="'Times New Roman'" style:font-family-asian="'Times New Roman'" style:font-family-complex="'Times New Roman'" fo:background-color="transparent" fo:color="#000000"/>
    </style:style>
    <style:style style:name="T21" style:family="text">
      <style:text-properties fo:font-size="12.00pt" fo:font-weight="normal" fo:font-family="'Times New Roman'" style:font-family-asian="'Times New Roman'" style:font-family-complex="'Times New Roman'" fo:background-color="transparent" fo:color="#000000"/>
    </style:style>
    <style:style style:name="T22" style:family="text">
      <style:text-properties fo:font-size="12.00pt" fo:font-weight="normal" fo:font-family="'Times New Roman'" style:font-family-asian="'Times New Roman'" style:font-family-complex="'Times New Roman'" fo:background-color="transparent" fo:color="#000000"/>
    </style:style>
    <style:style style:name="T23" style:family="text">
      <style:text-properties fo:font-size="12.00pt" fo:font-weight="normal" fo:font-family="'Times New Roman'" style:font-family-asian="'Times New Roman'" style:font-family-complex="'Times New Roman'" fo:background-color="transparent" fo:color="#000000"/>
    </style:style>
    <style:style style:name="T24" style:family="text">
      <style:text-properties fo:font-size="12.00pt" fo:font-weight="normal" fo:font-family="'Times New Roman'" style:font-family-asian="'Times New Roman'" style:font-family-complex="'Times New Roman'" fo:background-color="transparent" fo:color="#000000"/>
    </style:style>
    <style:style style:name="T25" style:family="text">
      <style:text-properties fo:font-size="12.00pt" fo:font-weight="normal" fo:font-family="'Times New Roman'" style:font-family-asian="'Times New Roman'" style:font-family-complex="'Times New Roman'" fo:background-color="transparent" fo:color="#000000"/>
    </style:style>
    <style:style style:name="T26" style:family="text">
      <style:text-properties fo:font-size="12.00pt" fo:font-weight="normal" fo:font-family="'Times New Roman'" style:font-family-asian="'Times New Roman'" style:font-family-complex="'Times New Roman'" fo:background-color="transparent" fo:color="#000000"/>
    </style:style>
    <style:style style:name="T27" style:family="text">
      <style:text-properties fo:font-size="12.00pt" fo:font-weight="normal" fo:font-family="'Times New Roman'" style:font-family-asian="'Times New Roman'" style:font-family-complex="'Times New Roman'" fo:background-color="transparent" fo:color="#000000"/>
    </style:style>
    <style:style style:name="T28" style:family="text">
      <style:text-properties fo:font-size="12.00pt" fo:font-weight="normal" fo:font-family="'Times New Roman'" style:font-family-asian="'Times New Roman'" style:font-family-complex="'Times New Roman'" fo:background-color="transparent" fo:color="#000000"/>
    </style:style>
    <style:style style:name="T29" style:family="text">
      <style:text-properties fo:font-size="12.00pt" fo:font-weight="normal" fo:font-family="'Times New Roman'" style:font-family-asian="'Times New Roman'" style:font-family-complex="'Times New Roman'" fo:background-color="transparent" fo:color="#000000"/>
    </style:style>
    <style:style style:name="T30" style:family="text">
      <style:text-properties fo:font-size="12.00pt" fo:font-weight="normal" fo:font-family="'Times New Roman'" style:font-family-asian="'Times New Roman'" style:font-family-complex="'Times New Roman'" fo:background-color="transparent" fo:color="#000000"/>
    </style:style>
    <style:style style:name="T31" style:family="text">
      <style:text-properties fo:font-size="12.00pt" fo:font-weight="normal" fo:font-family="'Times New Roman'" style:font-family-asian="'Times New Roman'" style:font-family-complex="'Times New Roman'" fo:background-color="transparent" fo:color="#000000"/>
    </style:style>
    <style:style style:name="T32" style:family="text">
      <style:text-properties fo:font-size="12.00pt" fo:font-weight="normal" fo:font-family="'Times New Roman'" style:font-family-asian="'Times New Roman'" style:font-family-complex="'Times New Roman'" fo:background-color="transparent" fo:color="#000000"/>
    </style:style>
    <style:style style:name="T33" style:family="text">
      <style:text-properties fo:font-size="12.00pt" fo:font-weight="normal" fo:font-family="'Times New Roman'" style:font-family-asian="'Times New Roman'" style:font-family-complex="'Times New Roman'" fo:background-color="transparent" fo:color="#000000"/>
    </style:style>
    <style:style style:name="T34" style:family="text">
      <style:text-properties fo:font-size="12.00pt" fo:font-weight="normal" fo:font-family="'Times New Roman'" style:font-family-asian="'Times New Roman'" style:font-family-complex="'Times New Roman'" fo:background-color="transparent" fo:color="#000000"/>
    </style:style>
    <style:style style:name="T35" style:family="text">
      <style:text-properties fo:font-size="12.00pt" fo:font-weight="normal" fo:font-family="'Times New Roman'" style:font-family-asian="'Times New Roman'" style:font-family-complex="'Times New Roman'" fo:background-color="transparent" fo:color="#000000"/>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fo:color="#000000"/>
    </style:style>
    <style:style style:name="T38" style:family="text">
      <style:text-properties fo:font-size="12.00pt" fo:font-weight="normal" fo:font-family="'Times New Roman'" style:font-family-asian="'Times New Roman'" style:font-family-complex="'Times New Roman'" fo:background-color="transparent" fo:color="#000000"/>
    </style:style>
    <style:style style:name="T39" style:family="text">
      <style:text-properties fo:font-size="12.00pt" fo:font-weight="normal" fo:font-family="'Times New Roman'" style:font-family-asian="'Times New Roman'" style:font-family-complex="'Times New Roman'" fo:background-color="transparent" fo:color="#000000"/>
    </style:style>
    <style:style style:name="T40" style:family="text">
      <style:text-properties fo:font-size="12.00pt" fo:font-weight="normal" fo:font-family="'Times New Roman'" style:font-family-asian="'Times New Roman'" style:font-family-complex="'Times New Roman'" fo:background-color="transparent" fo:color="#000000"/>
    </style:style>
    <style:style style:name="T41" style:family="text">
      <style:text-properties fo:font-size="12.00pt" fo:font-weight="normal" fo:font-family="'Times New Roman'" style:font-family-asian="'Times New Roman'" style:font-family-complex="'Times New Roman'" fo:background-color="transparent" fo:color="#000000"/>
    </style:style>
    <style:style style:name="T42" style:family="text">
      <style:text-properties fo:font-size="12.00pt" fo:font-weight="normal" fo:font-family="'Times New Roman'" style:font-family-asian="'Times New Roman'" style:font-family-complex="'Times New Roman'" fo:background-color="transparent" fo:color="#000000"/>
    </style:style>
    <style:style style:name="T43" style:family="text">
      <style:text-properties fo:font-size="12.00pt" fo:font-weight="normal" fo:font-family="'Times New Roman'" style:font-family-asian="'Times New Roman'" style:font-family-complex="'Times New Roman'" fo:background-color="transparent" fo:color="#000000"/>
    </style:style>
    <style:style style:name="T44" style:family="text">
      <style:text-properties fo:font-size="12.00pt" fo:font-weight="normal" fo:font-family="'Times New Roman'" style:font-family-asian="'Times New Roman'" style:font-family-complex="'Times New Roman'" fo:background-color="transparent" fo:color="#000000"/>
    </style:style>
    <style:style style:name="T45" style:family="text">
      <style:text-properties fo:font-size="12.00pt" fo:font-weight="normal" fo:font-family="'Times New Roman'" style:font-family-asian="'Times New Roman'" style:font-family-complex="'Times New Roman'" fo:background-color="transparent" fo:color="#000000"/>
    </style:style>
    <style:style style:name="T46" style:family="text">
      <style:text-properties fo:font-size="12.00pt" fo:font-weight="normal" fo:font-family="'Times New Roman'" style:font-family-asian="'Times New Roman'" style:font-family-complex="'Times New Roman'" fo:background-color="transparent" fo:color="#000000"/>
    </style:style>
    <style:style style:name="T47" style:family="text">
      <style:text-properties fo:font-size="12.00pt" fo:font-weight="normal" fo:font-family="'Times New Roman'" style:font-family-asian="'Times New Roman'" style:font-family-complex="'Times New Roman'" fo:background-color="transparent" fo:color="#000000"/>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fo:color="#000000"/>
    </style:style>
    <style:style style:name="T50" style:family="text">
      <style:text-properties fo:font-size="12.00pt" fo:font-weight="normal" fo:font-family="'Times New Roman'" style:font-family-asian="'Times New Roman'" style:font-family-complex="'Times New Roman'" fo:background-color="transparent" fo:color="#000000"/>
    </style:style>
    <style:style style:name="T51" style:family="text">
      <style:text-properties fo:font-size="12.00pt" fo:font-weight="normal" fo:font-family="'Times New Roman'" style:font-family-asian="'Times New Roman'" style:font-family-complex="'Times New Roman'" fo:background-color="transparent" fo:color="#000000"/>
    </style:style>
    <style:style style:name="T52" style:family="text">
      <style:text-properties fo:font-size="12.00pt" fo:font-weight="normal" fo:font-family="'Times New Roman'" style:font-family-asian="'Times New Roman'" style:font-family-complex="'Times New Roman'" fo:background-color="transparent" fo:color="#000000"/>
    </style:style>
    <style:style style:name="T53" style:family="text">
      <style:text-properties fo:font-size="12.00pt" fo:font-weight="normal" fo:font-family="'Times New Roman'" style:font-family-asian="'Times New Roman'" style:font-family-complex="'Times New Roman'" fo:background-color="transparent" fo:color="#000000"/>
    </style:style>
    <style:style style:name="T54" style:family="text">
      <style:text-properties fo:font-size="12.00pt" fo:font-weight="normal" fo:font-family="'Times New Roman'" style:font-family-asian="'Times New Roman'" style:font-family-complex="'Times New Roman'" fo:background-color="transparent" fo:color="#000000"/>
    </style:style>
    <style:style style:name="T55" style:family="text">
      <style:text-properties fo:font-size="12.00pt" fo:font-weight="normal" fo:font-family="'Times New Roman'" style:font-family-asian="'Times New Roman'" style:font-family-complex="'Times New Roman'" fo:background-color="transparent" fo:color="#000000"/>
    </style:style>
    <style:style style:name="T56" style:family="text">
      <style:text-properties fo:font-size="12.00pt" fo:font-weight="normal" fo:font-family="'Times New Roman'" style:font-family-asian="'Times New Roman'" style:font-family-complex="'Times New Roman'" fo:background-color="transparent" fo:color="#000000"/>
    </style:style>
    <style:style style:name="T57" style:family="text">
      <style:text-properties fo:font-size="12.00pt" fo:font-weight="normal" fo:font-family="'Times New Roman'" style:font-family-asian="'Times New Roman'" style:font-family-complex="'Times New Roman'" fo:background-color="transparent" fo:color="#000000"/>
    </style:style>
    <style:style style:name="T58" style:family="text">
      <style:text-properties fo:font-size="12.00pt" fo:font-weight="normal" fo:font-family="'Times New Roman'" style:font-family-asian="'Times New Roman'" style:font-family-complex="'Times New Roman'" fo:background-color="transparent" fo:color="#000000"/>
    </style:style>
    <style:style style:name="T59" style:family="text">
      <style:text-properties fo:font-size="12.00pt" fo:font-weight="normal" fo:font-family="'Times New Roman'" style:font-family-asian="'Times New Roman'" style:font-family-complex="'Times New Roman'" fo:background-color="transparent" fo:color="#000000"/>
    </style:style>
    <style:style style:name="T60" style:family="text">
      <style:text-properties fo:font-size="12.00pt" fo:font-weight="normal" fo:font-family="'Times New Roman'" style:font-family-asian="'Times New Roman'" style:font-family-complex="'Times New Roman'" fo:background-color="transparent" fo:color="#000000"/>
    </style:style>
    <style:style style:name="T61" style:family="text">
      <style:text-properties fo:font-size="12.00pt" fo:font-weight="normal" fo:font-family="'Times New Roman'" style:font-family-asian="'Times New Roman'" style:font-family-complex="'Times New Roman'" fo:background-color="transparent" fo:color="#000000"/>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fo:color="#000000"/>
    </style:style>
    <style:style style:name="T64" style:family="text">
      <style:text-properties fo:font-size="12.00pt" fo:font-weight="normal" fo:font-family="'Times New Roman'" style:font-family-asian="'Times New Roman'" style:font-family-complex="'Times New Roman'" fo:background-color="transparent" fo:color="#000000"/>
    </style:style>
    <style:style style:name="T65" style:family="text">
      <style:text-properties fo:font-size="12.00pt" fo:font-weight="normal" fo:font-family="'Times New Roman'" style:font-family-asian="'Times New Roman'" style:font-family-complex="'Times New Roman'" fo:background-color="transparent" fo:color="#000000"/>
    </style:style>
    <style:style style:name="T66" style:family="text">
      <style:text-properties fo:font-size="12.00pt" fo:font-weight="normal" fo:font-family="'Times New Roman'" style:font-family-asian="'Times New Roman'" style:font-family-complex="'Times New Roman'" fo:background-color="transparent" fo:color="#000000"/>
    </style:style>
    <style:style style:name="T67" style:family="text">
      <style:text-properties fo:font-size="12.00pt" fo:font-weight="normal" fo:font-family="'Times New Roman'" style:font-family-asian="'Times New Roman'" style:font-family-complex="'Times New Roman'" fo:background-color="transparent" fo:color="#000000"/>
    </style:style>
    <style:style style:name="T68" style:family="text">
      <style:text-properties fo:font-size="12.00pt" fo:font-weight="normal" fo:font-family="'Times New Roman'" style:font-family-asian="'Times New Roman'" style:font-family-complex="'Times New Roman'" fo:background-color="transparent" fo:color="#000000"/>
    </style:style>
    <style:style style:name="T69" style:family="text">
      <style:text-properties fo:font-size="12.00pt" fo:font-weight="normal" fo:font-family="'Times New Roman'" style:font-family-asian="'Times New Roman'" style:font-family-complex="'Times New Roman'" fo:background-color="transparent" fo:color="#000000"/>
    </style:style>
    <style:style style:name="T70" style:family="text">
      <style:text-properties fo:font-size="12.00pt" fo:font-weight="normal" fo:font-family="'Times New Roman'" style:font-family-asian="'Times New Roman'" style:font-family-complex="'Times New Roman'" fo:background-color="transparent" fo:color="#000000"/>
    </style:style>
    <style:style style:name="T71" style:family="text">
      <style:text-properties fo:font-size="12.00pt" fo:font-weight="normal" fo:font-family="'Times New Roman'" style:font-family-asian="'Times New Roman'" style:font-family-complex="'Times New Roman'" fo:background-color="transparent" fo:color="#000000"/>
    </style:style>
    <style:style style:name="T72" style:family="text">
      <style:text-properties fo:font-size="12.00pt" fo:font-weight="normal" fo:font-family="'Times New Roman'" style:font-family-asian="'Times New Roman'" style:font-family-complex="'Times New Roman'" fo:background-color="transparent" fo:color="#000000"/>
    </style:style>
    <style:style style:name="T73" style:family="text">
      <style:text-properties fo:font-size="12.00pt" fo:font-weight="normal" fo:font-family="'Times New Roman'" style:font-family-asian="'Times New Roman'" style:font-family-complex="'Times New Roman'" fo:background-color="transparent" fo:color="#000000"/>
    </style:style>
    <style:style style:name="T74" style:family="text">
      <style:text-properties fo:font-size="12.00pt" fo:font-weight="normal" fo:font-family="'Times New Roman'" style:font-family-asian="'Times New Roman'" style:font-family-complex="'Times New Roman'" fo:background-color="transparent" fo:color="#000000"/>
    </style:style>
    <style:style style:name="T75" style:family="text">
      <style:text-properties fo:font-size="12.00pt" fo:font-weight="normal" fo:font-family="'Times New Roman'" style:font-family-asian="'Times New Roman'" style:font-family-complex="'Times New Roman'" fo:background-color="transparent" fo:color="#000000"/>
    </style:style>
    <style:style style:name="T76" style:family="text">
      <style:text-properties fo:font-size="12.00pt" fo:font-weight="normal" fo:font-family="'Times New Roman'" style:font-family-asian="'Times New Roman'" style:font-family-complex="'Times New Roman'" fo:background-color="transparent" fo:color="#000000"/>
    </style:style>
    <style:style style:name="T77" style:family="text">
      <style:text-properties fo:font-size="12.00pt" fo:font-weight="normal" fo:font-family="'Times New Roman'" style:font-family-asian="'Times New Roman'" style:font-family-complex="'Times New Roman'" fo:background-color="transparent" fo:color="#000000"/>
    </style:style>
    <style:style style:name="T78" style:family="text">
      <style:text-properties fo:font-size="12.00pt" fo:font-weight="normal" fo:font-family="'Times New Roman'" style:font-family-asian="'Times New Roman'" style:font-family-complex="'Times New Roman'" fo:background-color="transparent" fo:color="#000000"/>
    </style:style>
    <style:style style:name="T79" style:family="text">
      <style:text-properties fo:font-size="12.00pt" fo:font-weight="normal" fo:font-family="'Times New Roman'" style:font-family-asian="'Times New Roman'" style:font-family-complex="'Times New Roman'" fo:background-color="transparent" fo:color="#000000"/>
    </style:style>
    <style:style style:name="T80" style:family="text">
      <style:text-properties fo:font-size="12.00pt" fo:font-weight="normal" fo:font-family="'Times New Roman'" style:font-family-asian="'Times New Roman'" style:font-family-complex="'Times New Roman'" fo:background-color="transparent" fo:color="#000000"/>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fo:color="#000000"/>
    </style:style>
    <style:style style:name="T85" style:family="text">
      <style:text-properties fo:font-size="12.00pt" fo:font-weight="normal" fo:font-family="'Times New Roman'" style:font-family-asian="'Times New Roman'" style:font-family-complex="'Times New Roman'" fo:background-color="transparent" fo:color="#000000"/>
    </style:style>
    <style:style style:name="T86" style:family="text">
      <style:text-properties fo:font-size="12.00pt" fo:font-weight="normal" fo:font-family="'Times New Roman'" style:font-family-asian="'Times New Roman'" style:font-family-complex="'Times New Roman'" fo:background-color="transparent" fo:color="#000000"/>
    </style:style>
    <style:style style:name="T87" style:family="text">
      <style:text-properties fo:font-size="12.00pt" fo:font-weight="normal" fo:font-family="'Times New Roman'" style:font-family-asian="'Times New Roman'" style:font-family-complex="'Times New Roman'" fo:background-color="transparent" fo:color="#000000"/>
    </style:style>
    <style:style style:name="T88" style:family="text">
      <style:text-properties fo:font-size="12.00pt" fo:font-weight="normal" fo:font-family="'Times New Roman'" style:font-family-asian="'Times New Roman'" style:font-family-complex="'Times New Roman'" fo:background-color="transparent" fo:color="#000000"/>
    </style:style>
    <style:style style:name="T89" style:family="text">
      <style:text-properties fo:font-size="12.00pt" fo:font-weight="normal" fo:font-family="'Times New Roman'" style:font-family-asian="'Times New Roman'" style:font-family-complex="'Times New Roman'" fo:background-color="transparent" fo:color="#000000"/>
    </style:style>
    <style:style style:name="T90" style:family="text">
      <style:text-properties fo:font-size="12.00pt" fo:font-weight="normal" fo:font-family="'Times New Roman'" style:font-family-asian="'Times New Roman'" style:font-family-complex="'Times New Roman'" fo:background-color="transparent" fo:color="#000000"/>
    </style:style>
    <style:style style:name="T91" style:family="text">
      <style:text-properties fo:font-size="12.00pt" fo:font-weight="normal" fo:font-family="'Times New Roman'" style:font-family-asian="'Times New Roman'" style:font-family-complex="'Times New Roman'" fo:background-color="transparent" fo:color="#000000"/>
    </style:style>
    <style:style style:name="T92" style:family="text">
      <style:text-properties fo:font-size="12.00pt" fo:font-weight="normal" fo:font-family="'Times New Roman'" style:font-family-asian="'Times New Roman'" style:font-family-complex="'Times New Roman'" fo:background-color="transparent" fo:color="#000000"/>
    </style:style>
    <style:style style:name="T93" style:family="text">
      <style:text-properties fo:font-size="12.00pt" fo:font-weight="normal" fo:font-family="'Times New Roman'" style:font-family-asian="'Times New Roman'" style:font-family-complex="'Times New Roman'" fo:background-color="transparent" fo:color="#000000"/>
    </style:style>
    <style:style style:name="T94" style:family="text">
      <style:text-properties fo:font-size="12.00pt" fo:font-weight="normal" fo:font-family="'Times New Roman'" style:font-family-asian="'Times New Roman'" style:font-family-complex="'Times New Roman'" fo:background-color="transparent" fo:color="#000000"/>
    </style:style>
    <style:style style:name="T95" style:family="text">
      <style:text-properties fo:font-size="12.00pt" fo:font-weight="normal" fo:font-family="'Times New Roman'" style:font-family-asian="'Times New Roman'" style:font-family-complex="'Times New Roman'" fo:background-color="transparent" fo:color="#000000"/>
    </style:style>
    <style:style style:name="T96" style:family="text">
      <style:text-properties fo:font-size="12.00pt" fo:font-weight="normal" fo:font-family="'Times New Roman'" style:font-family-asian="'Times New Roman'" style:font-family-complex="'Times New Roman'" fo:background-color="transparent" fo:color="#000000"/>
    </style:style>
    <style:style style:name="T97" style:family="text">
      <style:text-properties fo:font-size="12.00pt" fo:font-weight="normal" fo:font-family="'Times New Roman'" style:font-family-asian="'Times New Roman'" style:font-family-complex="'Times New Roman'" fo:background-color="transparent" fo:color="#000000"/>
    </style:style>
    <style:style style:name="T98" style:family="text">
      <style:text-properties fo:font-size="12.00pt" fo:font-weight="normal" fo:font-family="'Times New Roman'" style:font-family-asian="'Times New Roman'" style:font-family-complex="'Times New Roman'" fo:background-color="transparent" fo:color="#000000"/>
    </style:style>
    <style:style style:name="T99" style:family="text">
      <style:text-properties fo:font-size="12.00pt" fo:font-weight="normal" fo:font-family="'Times New Roman'" style:font-family-asian="'Times New Roman'" style:font-family-complex="'Times New Roman'" fo:background-color="transparent" fo:color="#000000"/>
    </style:style>
    <style:style style:name="T100" style:family="text">
      <style:text-properties fo:font-size="12.00pt" fo:font-weight="normal" fo:font-family="'Times New Roman'" style:font-family-asian="'Times New Roman'" style:font-family-complex="'Times New Roman'" fo:background-color="transparent" fo:color="#000000"/>
    </style:style>
    <style:style style:name="T101" style:family="text">
      <style:text-properties fo:font-size="12.00pt" fo:font-weight="normal" fo:font-family="'Times New Roman'" style:font-family-asian="'Times New Roman'" style:font-family-complex="'Times New Roman'" fo:background-color="transparent" fo:color="#000000"/>
    </style:style>
    <style:style style:name="T102" style:family="text">
      <style:text-properties fo:font-size="12.00pt" fo:font-weight="normal" fo:font-family="'Times New Roman'" style:font-family-asian="'Times New Roman'" style:font-family-complex="'Times New Roman'" fo:background-color="transparent" fo:color="#000000"/>
    </style:style>
    <style:style style:name="T103" style:family="text">
      <style:text-properties fo:font-size="12.00pt" fo:font-weight="normal" fo:font-family="'Times New Roman'" style:font-family-asian="'Times New Roman'" style:font-family-complex="'Times New Roman'" fo:background-color="transparent" fo:color="#000000"/>
    </style:style>
    <style:style style:name="T104" style:family="text">
      <style:text-properties fo:font-size="12.00pt" fo:font-weight="normal" fo:font-family="'Times New Roman'" style:font-family-asian="'Times New Roman'" style:font-family-complex="'Times New Roman'" fo:background-color="transparent" fo:color="#000000"/>
    </style:style>
    <style:style style:name="T105" style:family="text">
      <style:text-properties fo:font-size="12.00pt" fo:font-weight="normal" fo:font-family="'Times New Roman'" style:font-family-asian="'Times New Roman'" style:font-family-complex="'Times New Roman'" fo:background-color="transparent" fo:color="#000000"/>
    </style:style>
    <style:style style:name="T106" style:family="text">
      <style:text-properties fo:font-size="12.00pt" fo:font-weight="normal" fo:font-family="'Times New Roman'" style:font-family-asian="'Times New Roman'" style:font-family-complex="'Times New Roman'" fo:background-color="transparent" fo:color="#000000"/>
    </style:style>
    <style:style style:name="T107" style:family="text">
      <style:text-properties fo:font-size="12.00pt" fo:font-weight="normal" fo:font-family="'Times New Roman'" style:font-family-asian="'Times New Roman'" style:font-family-complex="'Times New Roman'" fo:background-color="transparent" fo:color="#000000"/>
    </style:style>
    <style:style style:name="T108" style:family="text">
      <style:text-properties fo:font-size="12.00pt" fo:font-weight="normal" fo:font-family="'Times New Roman'" style:font-family-asian="'Times New Roman'" style:font-family-complex="'Times New Roman'" fo:background-color="transparent" fo:color="#000000"/>
    </style:style>
    <style:style style:name="T109" style:family="text">
      <style:text-properties fo:font-size="12.00pt" fo:font-weight="normal" fo:font-family="'Times New Roman'" style:font-family-asian="'Times New Roman'" style:font-family-complex="'Times New Roman'" fo:background-color="transparent" fo:color="#000000"/>
    </style:style>
    <style:style style:name="T110" style:family="text">
      <style:text-properties fo:font-size="12.00pt" fo:font-weight="normal" fo:font-family="'Times New Roman'" style:font-family-asian="'Times New Roman'" style:font-family-complex="'Times New Roman'" fo:background-color="transparent" fo:color="#000000"/>
    </style:style>
    <style:style style:name="T111" style:family="text">
      <style:text-properties fo:font-size="12.00pt" fo:font-weight="normal" fo:font-family="'Times New Roman'" style:font-family-asian="'Times New Roman'" style:font-family-complex="'Times New Roman'" fo:background-color="transparent" fo:color="#000000"/>
    </style:style>
    <style:style style:name="T112" style:family="text">
      <style:text-properties fo:font-size="12.00pt" fo:font-weight="normal" fo:font-family="'Times New Roman'" style:font-family-asian="'Times New Roman'" style:font-family-complex="'Times New Roman'" fo:background-color="transparent" fo:color="#000000"/>
    </style:style>
    <style:style style:name="T113" style:family="text">
      <style:text-properties fo:font-size="12.00pt" fo:font-weight="normal" fo:font-family="'Times New Roman'" style:font-family-asian="'Times New Roman'" style:font-family-complex="'Times New Roman'" fo:background-color="transparent" fo:color="#000000"/>
    </style:style>
    <style:style style:name="T114" style:family="text">
      <style:text-properties fo:font-size="12.00pt" fo:font-weight="normal" fo:font-family="'Times New Roman'" style:font-family-asian="'Times New Roman'" style:font-family-complex="'Times New Roman'" fo:background-color="transparent" fo:color="#000000"/>
    </style:style>
    <style:style style:name="T115" style:family="text">
      <style:text-properties fo:font-size="12.00pt" fo:font-weight="normal" fo:font-family="'Times New Roman'" style:font-family-asian="'Times New Roman'" style:font-family-complex="'Times New Roman'" fo:background-color="transparent" fo:color="#000000"/>
    </style:style>
    <style:style style:name="T116" style:family="text">
      <style:text-properties fo:font-size="12.00pt" fo:font-weight="normal" fo:font-family="'Times New Roman'" style:font-family-asian="'Times New Roman'" style:font-family-complex="'Times New Roman'"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fo:color="#000000"/>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6" style:family="text">
      <style:text-properties fo:font-size="12.00pt" fo:font-weight="normal" fo:font-family="'Times New Roman'" style:font-family-asian="'Times New Roman'" style:font-family-complex="'Times New Roman'" fo:background-color="transparent" fo:color="#000000"/>
    </style:style>
    <style:style style:name="T1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office:automatic-styles>
  <office:body>
    <office:text>
      <text:p text:style-name="P1"><text:span text:style-name="T1">Pomi</text:span><text:span text:style-name="T2">ędzy bujnymi koronami drzew, otoczony kwitnącymi wiosną bzem i magnolią, kryją się ruiny ogromnego pałacu, wzniesionego prawdopodobnie w XVIII wieku i rozbudowanego w latach p</text:span><text:span text:style-name="T3">ó</text:span><text:span text:style-name="T4">źniejszych.</text:span></text:p>
      <text:p text:style-name="P1"><text:span text:style-name="T5">Mowa o Pa</text:span><text:span text:style-name="T6">łacu w Sławikowie, znajdującym się w wojew</text:span><text:span text:style-name="T7">ództwie<text:s/></text:span><text:span text:style-name="T8">Śląskim. Jednej z dawnych dworskich wizyt</text:span><text:span text:style-name="T9">ówek, symbolu wdzi</text:span><text:span text:style-name="T10">ęku, elegancji i dostojności, a obecnie popadającym w ruinę.</text:span></text:p>
      <text:p text:style-name="P1"><text:span text:style-name="T11">Dzieje pa</text:span><text:span text:style-name="T12">łacu w Sławikowie są bardzo niejasne i jak dotąd nie były przedmiotem kompleksowych badań historyk</text:span><text:span text:style-name="T13">ów i archeologów.Dok</text:span><text:span text:style-name="T14">ładna data powstania pałacu nie jest znana. Edward Wieczorek datuje powstanie pałacu na koniec XIX wieku, z kolei Tadeusz Chrzanowski i Marian Kornecki określają powstanie pałacu jako III ćwierć XIX wieku.</text:span></text:p>
      <text:p text:style-name="P1"><text:span text:style-name="T15">Wiadomo<text:s/></text:span><text:span text:style-name="T16">że w latach 1795</text:span><text:span text:style-name="T17">–</text:span><text:span text:style-name="T18">1831 nale</text:span><text:span text:style-name="T19">żał do rodziny Eichendorff</text:span><text:span text:style-name="T20">ów z<text:s/></text:span><text:span text:style-name="T21">Łubowic. Od 1831 r. wieś należała do rodziny Eickstedt</text:span><text:span text:style-name="T22">ów, a w latach 1856-1965 zosta</text:span><text:span text:style-name="T23">ł przebudowany przez Ernesta von Eikstedta, kt</text:span><text:span text:style-name="T24">óry wkrótce potem zmar</text:span><text:span text:style-name="T25">ł.</text:span></text:p>
      <text:p text:style-name="P1"><text:span text:style-name="T26">Pó</text:span><text:span text:style-name="T27">źniej, do 1945 r. Pałac należał do jego potomk</text:span><text:span text:style-name="T28">ów. Pa</text:span><text:span text:style-name="T29">łac w Sławikowie zaniedbany i doprowadzony do ruiny w czasach Polski Ludowej, nie miał r</text:span><text:span text:style-name="T30">ównie</text:span><text:span text:style-name="T31">ż szczęścia po transformacji ustrojowej z 1989 r. Pod koniec lat 90-tych ubiegłego wieku nieznani sprawcy rozszabrowali piękne kolumny podtrzymujące portyk przed ryzalitem w elewacji wsch </text:span></text:p>
      <text:p text:style-name="P1"><text:span text:style-name="T32">Po 1989 r. Agencji Nieruchomo</text:span><text:span text:style-name="T33">ści Rolnych przejęła pałac, a następnie sprzedała go prywatnemu inwestorowi. Inwestor przekazał nieruchomość gminie Rudnik w 2005 roku, gdyż nie stać go było na utrzymanie tego zabytku.</text:span></text:p>
      <text:p text:style-name="P1"><text:span text:style-name="T34">Wójt Gminy planowa</text:span><text:span text:style-name="T35">ł w 2011 roku wystawić zabytek na licytację, za mniej niż 100 tysięcy złotych ponieważ w budynek trzeba włożyć miliony. Natomiast w 2013 roku, chcąc zabezpieczyć się przed nieodpowiedzialnymi kupcami, całość wyceniono na 345 tysięcy złotych.</text:span></text:p>
      <text:p text:style-name="P1"><text:span text:style-name="T36"/></text:p>
      <text:p text:style-name="P1"><text:span text:style-name="T37">Zabytek ten otoczony jest obszernym parkiem maj</text:span><text:span text:style-name="T38">ącym 4,8 ha, w kt</text:span><text:span text:style-name="T39">órym przewa</text:span><text:span text:style-name="T40">ża drzewostan liściasty. Można r</text:span><text:span text:style-name="T41">ównie</text:span><text:span text:style-name="T42">ż dostrzec wiele rzadko spotykanych gatunk</text:span><text:span text:style-name="T43">ów drzew takich jak np kasztanowca jadalnego i innych ro</text:span><text:span text:style-name="T44">ślin. W pobliżu pałacu znajdują się m.in. kaplica oraz pozostałości po dawnym folwarku<text:s/></text:span><text:span text:style-name="T45">–</text:span><text:span text:style-name="T46"><text:s/>spichlerz oraz oran</text:span><text:span text:style-name="T47">żeria.</text:span></text:p>
      <text:p text:style-name="P1"><text:span text:style-name="T48"/></text:p>
      <text:p text:style-name="P1"><text:span text:style-name="T49">Pierwotnie pa</text:span><text:span text:style-name="T50">łac w Sławikowie była to budowla jednopiętrowa. Baron Ernst von Eickstedt, kt</text:span><text:span text:style-name="T51">óry naby</text:span><text:span text:style-name="T52">ł ten pałac w 1831 roku rozpoczął jego przebudowę, ale nie dożył jej końca. Zmarł w grudniu 1865 roku, spoczął w rodzinnym mauzoleum, zbudowanym w parku przypałacowym. Rozbudowę dokończył jego syn Ernest Fryderyk junior. M.in. dobudowano II piętro (kosztem strychu), elewacja frontowa uzyskała cztery filary podtrzymujące balkon pierwszego piętra, na tympanonie umieszczono herb rodowy, dobudowano oranżerię w formie galerii arkadowej. W eklektycznym pałacu mieszkali dalej potomkowie Ernsta von Eickstedt, wnuk Guido a następnie prawnuk Rudolf, aż do 1945 roku kiedy to rodzina von Eickstedt opuściła Sławik</text:span><text:span text:style-name="T53">ów.</text:span></text:p>
      <text:p text:style-name="P1"><text:span text:style-name="T54">Pa</text:span><text:span text:style-name="T55">łac został wybudowany w stylu eklektycznym, murowany z cegły, pierwotnie potynkowany. Wzniesiony na planie prostokąta. Obecny wygląd zawdzięcza rodzinie von Eickstedt. Posiadał trzy kondygnacje i był częściowo podpiwniczony, nakryty płaskim dachem, po kt</text:span><text:span text:style-name="T56">órym nie ma ju</text:span><text:span text:style-name="T57">ż śladu. Oparty jest na wzorach zawierający motywy greckie i włoskie.</text:span></text:p>
      <text:p text:style-name="P1"><text:span text:style-name="T58">Pa</text:span><text:span text:style-name="T59">łac został częściowo zniszczony w czasie walk między Wehrmachtem i Armią Czerwoną pod koniec II wojny światowej. Wyposażenie pałacu zostało rozkradzione a sam pałac poprzez brak remont</text:span><text:span text:style-name="T60">ów i up</text:span><text:span text:style-name="T61">ływający czas, popadł w ruinę.</text:span></text:p>
      <text:p text:style-name="P1"><text:span text:style-name="T62"/></text:p>
      <text:p text:style-name="P1"><text:span text:style-name="T62"/></text:p>
      <text:p text:style-name="P1"><text:span text:style-name="T63">Niestety budynek nie jest pilnowany, a nawet monitorowany przez w</text:span><text:span text:style-name="T64">łaściciela, zainteresowania nie wyraża nim r</text:span><text:span text:style-name="T65">ównie</text:span><text:span text:style-name="T66">ż Konserwator Zabytk</text:span><text:span text:style-name="T67">ów. Ceg</text:span><text:span text:style-name="T68">ły, kt</text:span><text:span text:style-name="T69">órymi zamurowano otwory pierwszej kondygnacji, by zabezpieczy</text:span><text:span text:style-name="T70">ć obiekt przed niekontrolowanymi odwiedzinami, w nieznanych okolicznościach się rozpłynęły...i od kilku lat znowu swobodnie można wejść do wnętrza pałacu. Niezabezpieczony zabytek w fatalnym stanie technicznym najlepiej zwiedzać tylko z zewnątrz. Wczesną wiosną 2010 r. doszło w nim do katastrofy budowlanej. W elewacji zachodniej, na p</text:span><text:span text:style-name="T71">ó</text:span><text:span text:style-name="T72">łnoc od ryzalitu osunął się znaczny fragment ściany. Wypadek ten jest dosyć dziwny, ponieważ ściana w tym miejscu wydawała się wyjątkowo solidna. Możliwe, że katastrofę spowodowały nie siły natury, lecz ludzie. W pałacu, w wielu miejscach można znaleźć ślady celowego rozkuwania mur</text:span><text:span text:style-name="T73">ów. Na<text:s/></text:span><text:span text:style-name="T74">ścianie kt</text:span><text:span text:style-name="T75">óra run</text:span><text:span text:style-name="T76">ęła opierało się duże i ciężkie sklepienie nad pomieszczeniem parteru, osłabienie jej sprawiło, iż nie wytrzymała obciążenia i runęła. Trudno powiedzieć czy jacyś szaleńcy poszukują w pałacu skarbu, czy też ktoś celowo go niszczy. Od niedawna kolejną formą dewastacji zabytku jest upiększanie jego ścian poprzez malowanie graffiti. Siły natury r</text:span><text:span text:style-name="T77">ównie</text:span><text:span text:style-name="T78">ż nie oszczędzają obiektu. W wielu murach pojawiły się niebezpieczne rysy. W uszkodzonej już elewacji zachodniej wkr</text:span><text:span text:style-name="T79">ótce mo</text:span><text:span text:style-name="T80">że runąć ściana  przy otworach okiennych pierwszej osi na południe od ryzalitu. </text:span></text:p>
      <text:p text:style-name="P1"><text:span text:style-name="T81"/></text:p>
      <text:p text:style-name="P1"><text:span text:style-name="T82">Potomek w</text:span><text:span text:style-name="T83">łaścicieli Pałacu, Arkadiusz Popławski wspomina:</text:span></text:p>
      <text:p text:style-name="P1"><text:span text:style-name="T84">Poniewa</text:span><text:span text:style-name="T85">ż Sławik</text:span><text:span text:style-name="T86">ów to moje korzenie, a z samym pa</text:span><text:span text:style-name="T87">łacem byli związani moi przodkowie. M</text:span><text:span text:style-name="T88">ój pradziadek, Emanuel Kopisch rodem ze S</text:span><text:span text:style-name="T89">ławikowa, był zarządcą pałacowej gorzelni i przyjacielem barona Rudolfa von Eickstadt. Wraz z prababcią Elżbietą (Elizabeth) dochowali się pięcioro dzieci, z kt</text:span><text:span text:style-name="T90">órych<text:s/></text:span><text:span text:style-name="T91">środkowe (jedyna dziewczynka w rodzeństwie) to moja babcia ze strony ojca. Babcia urodziła się w 1919 r. w Sławikowie i było jej dane wychowywać się i żyć w tej bajecznej erze świetności pałacu przez ponad 25 lat, aż do 1945 r. kt</text:span><text:span text:style-name="T92">óry po</text:span><text:span text:style-name="T93">łożył wszystkiemu kres. Kiedy byłem małym chłopcem, opowiadania babci o pałacu i życiu w tamtej rzeczywistości zastępowały mi czytanie bajek. Wspomnienia babci były czymś lepszym niż bajki, bo były to fakty. Raz po raz zaglądam do Sławikowa na gr</text:span><text:span text:style-name="T94">ób pradziadków no i oczywi</text:span><text:span text:style-name="T95">ście do pałacu. </text:span></text:p>
      <text:p text:style-name="P1"><text:span text:style-name="T96">Na wielkim placu przed pa</text:span><text:span text:style-name="T97">łacem był taki obszerny okrągły, spory obmurowany na okrągło "kwietnik" z r</text:span><text:span text:style-name="T98">ó</text:span><text:span text:style-name="T99">żami. Tam były r</text:span><text:span text:style-name="T100">ó</text:span><text:span text:style-name="T101">że, to jest pewne. Resztki tych obmurowań jeszcze tam widać. A więc to nie był taki sobie wielki plac, tylko do gł</text:span><text:span text:style-name="T102">ównego wej</text:span><text:span text:style-name="T103">ścia były "objazdy" w lewo lub w prawo i nieco pod g</text:span><text:span text:style-name="T104">órk</text:span><text:span text:style-name="T105">ę. Gorzelnia była "wmurowana" w mur od strony ulicy, tam widać takie zamurowane okna - to tam. Jeśli chodzi o stajnie to nie znam szczeg</text:span><text:span text:style-name="T106">ó</text:span><text:span text:style-name="T107">ł</text:span><text:span text:style-name="T108">ów - babcia wspomina</text:span><text:span text:style-name="T109">ła tylko o stu koniach - pociągowych i spacerowych oraz bryczkach, kt</text:span><text:span text:style-name="T110">óre baron udost</text:span><text:span text:style-name="T111">ępniał mieszkańcom m. in. w czwartki, jako dni targowe w Raciborzu, że mogli sobie jechać na zakupy, lub do apteki po lekarstwa. Najczęściej było tak, że baron jechał razem z tymi co jechali. Post</text:span><text:span text:style-name="T112">ój konny znajdowa</text:span><text:span text:style-name="T113">ł się na Starej Wsi przy "Strzesze". Ludzie szli na zakupy, a baron lubił sobie golnąć, to przeczekał zawsze na "swoich" na przeciwko w "pałacu biskupim" gdzie w</text:span><text:span text:style-name="T114">ówczas znajdowa</text:span><text:span text:style-name="T115">ła się karczma.</text:span></text:p>
      <text:p text:style-name="P1"><text:span text:style-name="T116"/></text:p>
      <text:p text:style-name="P1"><text:span text:style-name="T117">Bibliografia:</text:span></text:p>
      <text:p text:style-name="P1"><text:span text:style-name="T118"/></text:p>
      <text:p text:style-name="P1"><text:a xlink:href="http://www.polskiezabytki.pl/m/obiekt/5256/Slawikow/"><text:span text:style-name="T119">http://www.polskiezabytki.pl/m/obiekt/5256/Slawikow/</text:span></text:a><text:span text:style-name="T120"/></text:p>
      <text:p text:style-name="P1"><text:a xlink:href="https://www.nowiny.pl/75728-palac-w-slawikowie-pojdzie-za-mniej-niz-100-tys-zl.html"><text:span text:style-name="T121">https://www.nowiny.pl/75728-palac-w-slawikowie-pojdzie-za-mniej-niz-100-tys-zl.html</text:span></text:a><text:span text:style-name="T122"/></text:p>
      <text:p text:style-name="P1"><text:a xlink:href="https://www.nowiny.pl/kultura/92924-brak-kupca-na-palac-w-slawikowie.html"><text:span text:style-name="T123">https://www.nowiny.pl/kultura/92924-brak-kupca-na-palac-w-slawikowie.html</text:span></text:a><text:span text:style-name="T124"/></text:p>
      <text:p text:style-name="P1"><text:a xlink:href="http://www.straznicyczasu.pl/"><text:span text:style-name="T125">http://www.straznicyczasu.pl/</text:span></text:a><text:span text:style-name="T126"><text:s/></text:span></text:p>
      <text:p text:style-name="P1"><text:a xlink:href="https://www.palaceslaska.pl/index.php/wojewodztwo-slaskie/powiat-raciborski/1369-slawikow2?fbclid=IwAR2gCSSgLLUzBR69jW1YhN32BCnGGL5usQYAYQMErwKAtWTG45h73-aApys"><text:span text:style-name="T127">https://www.palaceslaska.pl/index.php/wojewodztwo-slaskie/powiat-raciborski/1369-slawikow2?fbclid=IwAR2gCSSgLLUzBR69jW1YhN32BCnGGL5usQYAYQMErwKAtWTG45h73-aApys</text:span></text:a><text:span text:style-name="T128"/></text:p>
      <text:p text:style-name="P1"><text:a xlink:href="http://www.gliwiczanie.pl/Odwiedziny/slawikow/slawikow.htm?fbclid=IwAR3fBYGmajLyqM3VGwHckIyJf2_E2SZILdw1k8Hl7w7LehRU0SulwXAopNw"><text:span text:style-name="T129">http://www.gliwiczanie.pl/Odwiedziny/slawikow/slawikow.htm?fbclid=IwAR3fBYGmajLyqM3VGwHckIyJf2_E2SZILdw1k8Hl7w7LehRU0SulwXAopNw</text:span></text:a><text:span text:style-name="T13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